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Heading" style:master-page-name="Cover">
      <style:paragraph-properties style:page-number="auto"/>
    </style:style>
    <style:style style:name="P4" style:family="paragraph" style:parent-style-name="Heading_20_1">
      <style:text-properties officeooo:paragraph-rsid="001150f1"/>
    </style:style>
    <style:style style:name="P5" style:family="paragraph" style:parent-style-name="Heading_20_1">
      <style:text-properties officeooo:paragraph-rsid="0011a7b8"/>
    </style:style>
    <style:style style:name="P6" style:family="paragraph" style:parent-style-name="Heading_20_1" style:master-page-name="NodeTypes">
      <style:paragraph-properties style:page-number="auto" fo:break-before="auto" fo:break-after="auto"/>
      <style:text-properties officeooo:paragraph-rsid="000d2064"/>
    </style:style>
    <style:style style:name="P7" style:family="paragraph" style:parent-style-name="Text_20_body">
      <style:text-properties officeooo:paragraph-rsid="000d2064"/>
    </style:style>
    <style:style style:name="P8" style:family="paragraph" style:parent-style-name="Text_20_body">
      <style:text-properties officeooo:paragraph-rsid="00100691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1150f1"/>
    </style:style>
    <style:style style:name="P10" style:family="paragraph" style:parent-style-name="Text_20_body" style:list-style-name="L2">
      <style:text-properties officeooo:paragraph-rsid="001150f1"/>
    </style:style>
    <style:style style:name="P11" style:family="paragraph" style:parent-style-name="Text_20_body" style:list-style-name="L4">
      <style:text-properties officeooo:paragraph-rsid="001150f1"/>
    </style:style>
    <style:style style:name="P12" style:family="paragraph" style:parent-style-name="Text_20_body">
      <style:text-properties officeooo:paragraph-rsid="001150f1"/>
    </style:style>
    <style:style style:name="P13" style:family="paragraph" style:parent-style-name="Text_20_body">
      <style:text-properties officeooo:paragraph-rsid="0011a7b8"/>
    </style:style>
    <style:style style:name="T1" style:family="text">
      <style:text-properties fo:color="#000080" style:font-name="Tahoma" fo:language="en" fo:country="US"/>
    </style:style>
    <style:style style:name="T2" style:family="text">
      <style:text-properties fo:color="#000080" style:font-name="Tahoma" fo:language="en" fo:country="US" fo:font-style="italic" style:font-style-asian="italic" style:font-style-complex="italic"/>
    </style:style>
    <style:style style:name="T3" style:family="text">
      <style:text-properties fo:color="#000080" style:font-name="Tahoma" fo:language="en" fo:country="US" fo:font-style="normal" style:font-style-asian="normal" style:font-style-complex="normal"/>
    </style:style>
    <style:style style:name="T4" style:family="text">
      <style:text-properties style:font-name="Tahoma" fo:font-size="18pt" fo:language="en" fo:country="US" style:font-size-asian="18pt" style:font-size-complex="18pt"/>
    </style:style>
    <style:style style:name="T5" style:family="text">
      <style:text-properties style:font-name="Tahoma" fo:font-size="26pt" fo:language="en" fo:country="US" fo:font-weight="bold" style:font-size-asian="26pt" style:font-weight-asian="bold" style:font-size-complex="26pt" style:font-weight-complex="bold"/>
    </style:style>
    <style:style style:name="T6" style:family="text">
      <style:text-properties officeooo:rsid="000d206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2064" style:font-style-asian="italic" style:font-style-complex="italic"/>
    </style:style>
    <style:style style:name="T9" style:family="text">
      <style:text-properties fo:font-style="italic" officeooo:rsid="001150f1" style:font-style-asian="italic" style:font-style-complex="italic"/>
    </style:style>
    <style:style style:name="T10" style:family="text">
      <style:text-properties fo:font-style="normal" officeooo:rsid="000d2064" style:font-style-asian="normal" style:font-style-complex="normal"/>
    </style:style>
    <style:style style:name="T11" style:family="text">
      <style:text-properties officeooo:rsid="000e5fa3"/>
    </style:style>
    <style:style style:name="T12" style:family="text">
      <style:text-properties officeooo:rsid="00100691"/>
    </style:style>
    <style:style style:name="T13" style:family="text">
      <style:text-properties officeooo:rsid="001150f1"/>
    </style:style>
    <style:style style:name="T14" style:family="text">
      <style:text-properties officeooo:rsid="0011a7b8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02cm" style:color="#000000" style:height="100%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fo:background-color="transparent" style:editable="false">
        <style:columns fo:column-count="2" fo:column-gap="0.497cm">
          <style:column-sep style:width="0.002cm" style:color="#000000" style:height="100%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table-of-content text:style-name="Sect2" text:protected="true" text:name="Table of Contents1">
          <text:table-of-content-source text:outline-level="10" text:use-index-marks="false" text:use-index-source-styles="true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</text:table-of-content-entry-template>
            <text:table-of-content-entry-template text:outline-level="2" text:style-name="Contents_20_2">
              <text:index-entry-chapter/>
              <text:index-entry-text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3" text:name="Table of Contents1_Head">
              <text:p text:style-name="P3">Table of Contents</text:p>
            </text:index-title>
            <text:p text:style-name="P2">STEL system variables</text:p>
            <text:p text:style-name="P2">Node types</text:p>
            <text:p text:style-name="P2">Model properties</text:p>
            <text:p text:style-name="P2">Property changer language</text:p>
            <text:p text:style-name="P2">Batch execution</text:p>
          </text:index-body>
        </text:table-of-content>
        <text:p text:style-name="P1"/>
        <text:p text:style-name="P1"/>
        <text:h text:style-name="P6" text:outline-level="1"><text:span text:style-name="T6">STEL system variables</text:span></text:h>
        <text:p text:style-name="P7"><text:span text:style-name="Code"><text:span text:style-name="T6">$0</text:span></text:span><text:span text:style-name="T6"> , </text:span><text:span text:style-name="Code"><text:span text:style-name="T6">$1</text:span></text:span><text:span text:style-name="T6"> , </text:span><text:span text:style-name="Code"><text:span text:style-name="T6">$i</text:span></text:span><text:span text:style-name="T6"> [in </text:span><text:span text:style-name="Code"><text:span text:style-name="T10">iter(</text:span></text:span><text:span text:style-name="Code"><text:span text:style-name="T8">a</text:span></text:span><text:span text:style-name="Code"><text:span text:style-name="T10">,</text:span></text:span><text:span text:style-name="Code"><text:span text:style-name="T8">e</text:span></text:span><text:span text:style-name="Code"><text:span text:style-name="T10">,</text:span></text:span><text:span text:style-name="Code"><text:span text:style-name="T8">z</text:span></text:span><text:span text:style-name="Code"><text:span text:style-name="T10">)</text:span></text:span><text:span text:style-name="T6"> function]: </text:span><text:span text:style-name="Code"><text:span text:style-name="T6">$0</text:span></text:span><text:span text:style-name="T6"> is initially set to </text:span><text:span text:style-name="Code"><text:span text:style-name="T8">z</text:span></text:span><text:span text:style-name="T6"> and in each step is set to the result obtained in computing </text:span><text:span text:style-name="Code"><text:span text:style-name="T8">e</text:span></text:span><text:span text:style-name="T6">; in each step the variable </text:span><text:span text:style-name="Code"><text:span text:style-name="T6">$1</text:span></text:span><text:span text:style-name="T6"> is set to the element of the array </text:span><text:span text:style-name="Code"><text:span text:style-name="T8">a</text:span></text:span><text:span text:style-name="T6"> whose index is </text:span><text:span text:style-name="Code"><text:span text:style-name="T10">$i</text:span></text:span><text:span text:style-name="T6">; </text:span>in each step the variable <text:span text:style-name="Code">$i</text:span> is set to the step index</text:p>
        <text:p text:style-name="P7"><text:span text:style-name="Code"><text:span text:style-name="T6">$i0</text:span></text:span><text:span text:style-name="T6"> , …, </text:span><text:span text:style-name="Code"><text:span text:style-name="T6">$i3</text:span></text:span><text:span text:style-name="T6"> [in </text:span><text:span text:style-name="Code"><text:span text:style-name="T6">array(</text:span></text:span><text:span text:style-name="Code"><text:span text:style-name="T8">s</text:span></text:span><text:span text:style-name="Code"><text:span text:style-name="T6">,</text:span></text:span><text:span text:style-name="Code"><text:span text:style-name="T8">x</text:span></text:span><text:span text:style-name="Code"><text:span text:style-name="T6">)</text:span></text:span><text:span text:style-name="T6"> function]: indexes automatically incremented for the dimensions 0, …, 3</text:span></text:p>
        <text:p text:style-name="P7"><text:span text:style-name="Code"><text:span text:style-name="T6">$a0</text:span></text:span><text:span text:style-name="T6"> , …, </text:span><text:span text:style-name="Code"><text:span text:style-name="T6">$a3</text:span></text:span><text:span text:style-name="T6"> , </text:span><text:span text:style-name="Code"><text:span text:style-name="T6">$numArgs</text:span></text:span><text:span text:style-name="T6"> [in </text:span><text:span text:style-name="Code"><text:span text:style-name="T6">function(</text:span></text:span><text:span text:style-name="Code"><text:span text:style-name="T8">s</text:span></text:span><text:span text:style-name="Code"><text:span text:style-name="T6">)</text:span></text:span><text:span text:style-name="T6"> function and in user-defined functions]: argument values and number of arguments</text:span></text:p>
        <text:p text:style-name="P8"><text:span text:style-name="Code"><text:span text:style-name="T6">$</text:span></text:span><text:span text:style-name="Code"><text:span text:style-name="T11">v</text:span></text:span><text:span text:style-name="Code"><text:span text:style-name="T6">0</text:span></text:span><text:span text:style-name="T6"> , …, </text:span><text:span text:style-name="Code"><text:span text:style-name="T6">$</text:span></text:span><text:span text:style-name="Code"><text:span text:style-name="T11">v</text:span></text:span><text:span text:style-name="Code"><text:span text:style-name="T6">3</text:span></text:span><text:span text:style-name="T6"> [in </text:span><text:span text:style-name="T11">each expression</text:span><text:span text:style-name="T6">]: </text:span><text:span text:style-name="T11">subexpression value</text:span><text:span text:style-name="T12">s</text:span><text:span text:style-name="T11"> </text:span><text:span text:style-name="T12">(subexpressions are separated by </text:span><text:span text:style-name="Code"><text:span text:style-name="T6">;</text:span></text:span></text:p>
        <text:p text:style-name="P8"><text:span text:style-name="Code"><text:span text:style-name="T6">$</text:span></text:span><text:span text:style-name="Code"><text:span text:style-name="T12">w</text:span></text:span><text:span text:style-name="Code"><text:span text:style-name="T6">0</text:span></text:span><text:span text:style-name="T6"> , …, </text:span><text:span text:style-name="Code"><text:span text:style-name="T6">$</text:span></text:span><text:span text:style-name="Code"><text:span text:style-name="T12">w</text:span></text:span><text:span text:style-name="Code"><text:span text:style-name="T6">3</text:span></text:span><text:span text:style-name="T6"> [in </text:span><text:span text:style-name="T11">each expression</text:span><text:span text:style-name="T6">]: </text:span><text:span text:style-name="T11">subexpression value</text:span><text:span text:style-name="T12">s</text:span><text:span text:style-name="T11"> </text:span><text:span text:style-name="T12">(subexpressions are delimited by </text:span><text:span text:style-name="Code"><text:span text:style-name="T12">{}</text:span></text:span></text:p>
        <text:p text:style-name="P8"><text:span text:style-name="T12"/></text:p>
        <text:h text:style-name="Heading_20_1" text:outline-level="1">Node types</text:h>
        <text:p text:style-name="P13">…</text:p>
        <text:h text:style-name="P5" text:outline-level="1">Model properties</text:h>
        <text:p text:style-name="Text_20_body">…</text:p>
        <text:h text:style-name="P4" text:outline-level="1"><text:span text:style-name="T13">Property changer language</text:span></text:h>
        <text:p text:style-name="P12"><text:span text:style-name="T13">G</text:span>eneral form:</text:p>
        <text:p text:style-name="P12"><text:tab/><text:span text:style-name="Code">select </text:span><text:span text:style-name="Code"><text:span text:style-name="T7">condition</text:span></text:span><text:span text:style-name="Code"> do </text:span><text:span text:style-name="Code"><text:span text:style-name="T7">action</text:span></text:span></text:p>
        <text:p text:style-name="P12">(single spaces are token separators, and item are case sensitive) <text:span text:style-name="T13">where:</text:span></text:p>
        <text:p text:style-name="P12"><text:span text:style-name="Code"><text:span text:style-name="T7">condition</text:span></text:span> <text:span text:style-name="T13">can be:</text:span></text:p>
        <text:list xml:id="list1342094322" text:style-name="L2">
          <text:list-item>
            <text:p text:style-name="P10"><text:span text:style-name="Code">all</text:span>: select all nodes</text:p>
          </text:list-item>
          <text:list-item>
            <text:p text:style-name="P10"><text:span text:style-name="Code">current</text:span>: maintain the current selection</text:p>
          </text:list-item>
          <text:list-item>
            <text:p text:style-name="P10"><text:span text:style-name="Code">name=</text:span><text:span text:style-name="Code"><text:span text:style-name="T7">expr</text:span></text:span>: select all nodes whose name matches <text:span text:style-name="Code"><text:span text:style-name="T7">expr</text:span></text:span>, which can start or end with the wild char '<text:span text:style-name="Code">*</text:span>'</text:p>
          </text:list-item>
          <text:list-item>
            <text:p text:style-name="P10"><text:span text:style-name="Code">forecol=</text:span><text:span text:style-name="Code"><text:span text:style-name="T7">expr</text:span></text:span>: select all nodes whose foreground color is <text:span text:style-name="Code"><text:span text:style-name="T7">expr</text:span></text:span></text:p>
          </text:list-item>
          <text:list-item>
            <text:p text:style-name="P10"><text:span text:style-name="Code">backcol=</text:span><text:span text:style-name="Code"><text:span text:style-name="T7">expr</text:span></text:span>: select all nodes whose foreground color is <text:span text:style-name="Code"><text:span text:style-name="T7">expr</text:span></text:span></text:p>
          </text:list-item>
          <text:list-item>
            <text:p text:style-name="P10"><text:span text:style-name="Code"><text:span text:style-name="T9">cprop</text:span></text:span><text:span text:style-name="Code"><text:span text:style-name="T13">=</text:span></text:span><text:span text:style-name="Code"><text:span text:style-name="T9">expr</text:span></text:span><text:span text:style-name="T13">: select all nodes whose custom property of name </text:span><text:span text:style-name="Code"><text:span text:style-name="T9">cprop</text:span></text:span><text:span text:style-name="T13"> has value </text:span><text:span text:style-name="Code"><text:span text:style-name="T9">expr</text:span></text:span></text:p>
          </text:list-item>
        </text:list>
        <text:p text:style-name="P12"><text:span text:style-name="Code"><text:span text:style-name="T7">action</text:span></text:span> <text:span text:style-name="T13">can be:</text:span></text:p>
        <text:list xml:id="list2083909173" text:style-name="L4">
          <text:list-item>
            <text:p text:style-name="P11"><text:span text:style-name="Code">nothing</text:span>: do nothing</text:p>
          </text:list-item>
          <text:list-item>
            <text:p text:style-name="P11"><text:span text:style-name="Code">forecol=</text:span><text:span text:style-name="Code"><text:span text:style-name="T7">expr</text:span></text:span>: set foreground color to <text:span text:style-name="Code"><text:span text:style-name="T7">expr</text:span></text:span></text:p>
          </text:list-item>
          <text:list-item>
            <text:p text:style-name="P11"><text:span text:style-name="Code">backcol=</text:span><text:span text:style-name="Code"><text:span text:style-name="T7">expr</text:span></text:span>: set background color to <text:span text:style-name="Code"><text:span text:style-name="T7">expr</text:span></text:span></text:p>
          </text:list-item>
          <text:list-item>
            <text:p text:style-name="P11"><text:span text:style-name="Code"><text:span text:style-name="T7">cprop</text:span></text:span><text:span text:style-name="Code">=</text:span><text:span text:style-name="Code"><text:span text:style-name="T7">expr</text:span></text:span>: set custom property of name <text:span text:style-name="Code"><text:span text:style-name="T7">cprop</text:span></text:span> to value <text:span text:style-name="Code"><text:span text:style-name="T7">expr</text:span></text:span></text:p>
          </text:list-item>
        </text:list>
        <text:h text:style-name="P9" text:outline-level="1"/>
        <text:h text:style-name="P4" text:outline-level="1">Batch execution</text:h>
        <text:p text:style-name="Text_20_body">..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ahoma" fo:language="en" fo:country="US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er" style:family="paragraph" style:parent-style-name="Standard" style:class="extra">
      <style:paragraph-properties fo:background-color="#e6e6ff" text:number-lines="false" text:line-number="0">
        <style:tab-stops>
          <style:tab-stop style:position="12.848cm" style:type="center"/>
          <style:tab-stop style:position="25.698cm" style:type="right"/>
        </style:tab-stops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#ffff00">
        <style:background-image/>
      </style:paragraph-properties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5.7cm" style:type="right" style:leader-style="dotted" style:leader-text="."/>
        </style:tab-stops>
      </style:paragraph-properties>
      <style:text-properties fo:color="#000080" fo:language="en" fo:country="US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  <style:text-properties fo:language="en" fo:country="US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" style:family="text">
      <style:text-properties style:font-name="Courier New" fo:font-size="11pt" fo:language="en" fo:country="US" style:font-size-asian="11pt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0080" style:font-name="Tahoma" fo:language="en" fo:country="US"/>
    </style:style>
    <style:style style:name="MT2" style:family="text">
      <style:text-properties fo:color="#000080" style:font-name="Tahoma" fo:language="en" fo:country="US" fo:font-style="italic" style:font-style-asian="italic" style:font-style-complex="italic"/>
    </style:style>
    <style:style style:name="MT3" style:family="text">
      <style:text-properties style:font-name="Tahoma" fo:font-size="18pt" fo:language="en" fo:country="US" style:font-size-asian="18pt" style:font-size-complex="18pt"/>
    </style:style>
    <style:style style:name="MT4" style:family="text">
      <style:text-properties fo:color="#000080" style:font-name="Tahoma" fo:language="en" fo:country="US" fo:font-style="normal" style:font-style-asian="normal" style:font-style-complex="normal"/>
    </style:style>
    <style:style style:name="MT5" style:family="text">
      <style:text-properties style:font-name="Tahoma" fo:font-size="26pt" fo:language="en" fo:country="US" fo:font-weight="bold" style:font-size-asian="26pt" style:font-weight-asian="bold" style:font-size-complex="26pt" style:font-weight-complex="bold"/>
    </style:style>
    <style:style style:name="MT6" style:family="text">
      <style:text-properties officeooo:rsid="0011a7b8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STGraph how-to</text:span><text:span text:style-name="MT2">s</text:span><text:tab/><text:span text:style-name="MT3">How to operate with arrays</text:span><text:tab/><text:span text:style-name="MT4">vers. 27 Dec 09</text:span></text:p>
      </style:header>
    </style:master-page>
    <style:master-page style:name="HTML" style:page-layout-name="Mpm2"/>
    <style:master-page style:name="Cover" style:page-layout-name="Mpm1">
      <style:header>
        <text:p text:style-name="Header"><text:tab/><text:span text:style-name="MT5">STGraph references</text:span><text:tab/>vers. 1<text:span text:style-name="MT6">0</text:span>.<text:span text:style-name="MT6">12</text:span>.10</text:p>
      </style:header>
    </style:master-page>
    <style:master-page style:name="NodeTypes" style:page-layout-name="Mpm1">
      <style:header>
        <text:p text:style-name="Header"><text:span text:style-name="MT1">STGraph references</text:span></text:p>
      </style:header>
    </style:master-page>
    <style:master-page style:name="ModelProperties" style:page-layout-name="Mpm1">
      <style:header>
        <text:p text:style-name="Header"><text:span text:style-name="MT1">STGraph references</text:span><text:tab/><text:span text:style-name="MT3">Model properties</text:span></text:p>
      </style:header>
    </style:master-page>
    <style:master-page style:name="BatchExecution" style:page-layout-name="Mpm1">
      <style:header>
        <text:p text:style-name="Header"><text:span text:style-name="MT1">STGraph references</text:span><text:tab/><text:span text:style-name="MT3">Batch execu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Mari</meta:initial-creator>
    <meta:creation-date>2009-01-30T14:12:32</meta:creation-date>
    <dc:date>2010-12-10T09:32:30</dc:date>
    <dc:creator>Luca Mari</dc:creator>
    <meta:editing-duration>PT90H25M36S</meta:editing-duration>
    <meta:editing-cycles>149</meta:editing-cycles>
    <meta:generator>OpenOffice.org/3.2$Linux OpenOffice.org_project/320m19$Build-9505</meta:generator>
    <meta:document-statistic meta:table-count="0" meta:image-count="0" meta:object-count="0" meta:page-count="2" meta:paragraph-count="39" meta:word-count="297" meta:character-count="1715"/>
    <meta:user-defined meta:name="Info 1"/>
    <meta:user-defined meta:name="Info 2"/>
    <meta:user-defined meta:name="Info 3"/>
    <meta:user-defined meta:name="Info 4"/>
  </office:meta>
</office:document-meta>
</file>